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background-color="transparent"/>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list-style-name="L1"/>
    <style:style style:name="P5" style:family="paragraph" style:parent-style-name="Standard" style:list-style-name="L2"/>
    <style:style style:name="P6" style:family="paragraph" style:parent-style-name="Standard">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justify" style:justify-single-word="false"/>
    </style:style>
    <style:style style:name="T1" style:family="text">
      <style:text-properties fo:background-color="transparent"/>
    </style:style>
    <style:style style:name="T2" style:family="text">
      <style:text-properties style:text-underline-style="solid" style:text-underline-width="auto" style:text-underline-color="font-color"/>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n the Potentials of extending Conventional Measurement Tools for Network Deployments using ALTO</text:h>
      <text:p text:style-name="Standard"/>
      <text:p text:style-name="P3">Introduction</text:p>
      <text:p text:style-name="Standard"/>
      <text:p text:style-name="P2">Nowadays it is a common practice for Internet Service Providers (ISPs) to hide their network topology and configuration. It defines the core product of the ISP and is part of the strategical advantage over the competition. The reason behind it is that it can be used to refine malicious attacks on the network or reveal the operators business strategy. <text:s/>However this knowledge of an ISP can also be used to benefit its users and partners. For example, it can be used to discover network inefficiencies, improve Internet applications, geolocation and shorten connection paths.</text:p>
      <text:p text:style-name="P2">The aim of this Thesis is to explore the possibilities of using an application layer traffic optimization (ALTO) server as a source of information for Internet measurement purposes. ALTO is a protocol designed by the IETF (RFC 7285) to exchange network related information between a client and server to increase the efficiency of the network utilization. The data for which an ALTO server can be queried is basic traffic optimization information that, depending on the configuration can be a direct representation or an abstract (aggregated) view of the topology of an ISP. This will allow ALTO clients to consider the network distance to a server when multiple options are present and a selection has to be made.</text:p>
      <text:p text:style-name="P1">It is not defined, in the ALTO paper, how exactly a server collects its network information, thus it is out of the scope of this work. For simplicity reasons its assumed that an ALTO server collects data about its deployment network through interfaces to the network to <text:span text:style-name="T1">build</text:span> its view of the network topology based upon the actual topology. It also provides an interface that allows reading out of provider defined identifiers (PID) which represent an abstract view of the network and a map containing cost information between PID's. The PID is a representation of aggregated routers that range from one to all nodes in the network. </text:p>
      <text:p text:style-name="P1">In order to determine if an ALTO server delivers usable information, that extends data measured and collected with traceroute, different aggregation levels (ALTO network view) and network configuration has to be considered. To estimate <text:span text:style-name="T1">a </text:span>useful abstraction level, a framework is written for creating two views of the “known truth” i.e. the network layout. The views will be an ALTO view and a view created using traceroute measurements from multiple vantage points in the network. In the end the results will be used for comparison and merged in effort to reveal additional nodes or edges. </text:p>
      <text:p text:style-name="P1">Through the use of parameters that model the “star-inference” i.e. unresponsive nodes (usually core routers) found in Internet measurement today, a scenario is created where a certain percentage of the networks infrastructure appears hidden <text:s/>to determine if and at what abstraction level an ALTO can provide data towards revealing hidden infrastructure.</text:p>
      <text:p text:style-name="P1">The research will be conducted upon different network topologies, that represent implementations used today. To gather usable data from this set of topologies different network and ALTO configurations have to be considered. Thus each topology will be analyzed with multiple reasonable configuration settings to yield meaningful results.</text:p>
      <text:p text:style-name="P1">The resulting network views are merged based in effort to create a data set that is larger than the individual network views. Next the merged data is compared to the ground truth in order to prove that ALTO does or doesn't extend known measurement techniques. </text:p>
      <text:p text:style-name="P1">The results are expected to be an estimate of what would be possible should this technology be implemented by ISP's and maybe spark more research in this area. However most likely this research will turn up that this is not applicable to a real world scenario, since network operators are careful when introducing new technologies and will ensure that should an ALTO server get deployed under their <text:soft-page-break/>jurisdiction, it is configured such that no information about the underlying network are leaked.</text:p>
      <text:p text:style-name="Standard">2)State of the Art in Internet Measurement</text:p>
      <text:p text:style-name="Standard"><text:tab/>1) Talk about Traceroute and Ping, i.e. <text:s/>(Rocketfuel)</text:p>
      <text:list xml:id="list11219533321" text:style-name="L1">
        <text:list-item>
          <text:list>
            <text:list-item>
              <text:list>
                <text:list-header>
                  <text:p text:style-name="P4">how traceroute works (overview=</text:p>
                  <text:p text:style-name="P4">how it is used</text:p>
                  <text:p text:style-name="P4">who is using it</text:p>
                  <text:p text:style-name="P4">what data can be gathered by using it</text:p>
                </text:list-header>
              </text:list>
            </text:list-item>
          </text:list>
        </text:list-item>
      </text:list>
      <text:p text:style-name="Standard">3) Data Sources</text:p>
      <text:p text:style-name="Standard"><text:tab/>1) Traceroute</text:p>
      <text:p text:style-name="Standard"><text:tab/><text:tab/>just a short reasoning why traceroute, pro's and con's</text:p>
      <text:p text:style-name="Standard"><text:tab/><text:tab/>detail what data traceroute generates and what that data represents</text:p>
      <text:p text:style-name="Standard"><text:tab/>2)ALTO</text:p>
      <text:p text:style-name="Standard"><text:tab/><text:tab/>overview</text:p>
      <text:p text:style-name="Standard"><text:tab/><text:tab/><text:tab/>What is ALTO</text:p>
      <text:p text:style-name="Standard"><text:tab/><text:tab/>ALTO services</text:p>
      <text:p text:style-name="Standard"><text:tab/><text:tab/><text:tab/>What <text:s/>ALTO offers ( services)</text:p>
      <text:p text:style-name="Standard"><text:tab/><text:tab/><text:tab/><text:tab/>explain MAPS ( cost and network)</text:p>
      <text:p text:style-name="Standard"><text:tab/><text:tab/><text:tab/>How to use ALTO</text:p>
      <text:p text:style-name="Standard"><text:tab/><text:tab/><text:tab/><text:tab/>deployment scenarios for alto (see ALTO-deployment paper)</text:p>
      <text:p text:style-name="Standard"><text:tab/><text:tab/><text:tab/>What data can one gather from ALTO</text:p>
      <text:p text:style-name="Standard"/>
      <text:p text:style-name="Standard">4)Problem Statement</text:p>
      <text:p text:style-name="Standard"><text:tab/>this is where I will state the problem and (to) justify my research</text:p>
      <text:p text:style-name="Standard"><text:tab/>why it is necessary</text:p>
      <text:p text:style-name="Standard"><text:tab/>what benefits it has</text:p>
      <text:p text:style-name="Standard"/>
      <text:p text:style-name="Standard">5) How I solved the Problem </text:p>
      <text:p text:style-name="Standard"><text:tab/>1)Explain the parsing framework</text:p>
      <text:p text:style-name="Standard"><text:tab/><text:tab/>what technologies its made up of</text:p>
      <text:p text:style-name="Standard"><text:tab/><text:tab/>how it works</text:p>
      <text:p text:style-name="Standard"><text:tab/><text:tab/>what it does</text:p>
      <text:p text:style-name="Standard"><text:tab/>2)Scenario set up</text:p>
      <text:p text:style-name="Standard"><text:tab/><text:tab/>How the network is defined</text:p>
      <text:p text:style-name="Standard"><text:tab/><text:tab/><text:tab/>what it represents and why (opperational (AtnT &amp; DT) &amp; generic (Torrus, etc..)</text:p>
      <text:p text:style-name="Standard"><text:tab/><text:tab/><text:tab/>available attributes</text:p>
      <text:p text:style-name="Standard"><text:tab/><text:tab/><text:tab/><text:tab/>nodes: Starred, Hidden, normal, Vantage Point, PID</text:p>
      <text:p text:style-name="Standard"><text:tab/><text:tab/><text:tab/><text:tab/>edges: alias_res, latency, IGP_weight, headlabel</text:p>
      <text:p text:style-name="Standard"><text:tab/><text:tab/>How the network is configured per scenario and why</text:p>
      <text:p text:style-name="Standard"><text:tab/><text:tab/><text:tab/>justify my configurations</text:p>
      <text:p text:style-name="Standard"><text:tab/><text:tab/><text:tab/>mention ECMP problem and my solution</text:p>
      <text:p text:style-name="Standard"><text:tab/><text:tab/><text:tab/></text:p>
      <text:p text:style-name="Standard"><text:tab/><text:tab/>ALTO configurations</text:p>
      <text:p text:style-name="Standard"><text:tab/><text:tab/><text:tab/>explain and justify node to PID aggregation</text:p>
      <text:p text:style-name="Standard"><text:tab/>3)Evaluation of data</text:p>
      <text:list xml:id="list1985444803" text:style-name="L2">
        <text:list-item>
          <text:list>
            <text:list-item>
              <text:list>
                <text:list-header>
                  <text:p text:style-name="P5">Present results</text:p>
                  <text:list>
                    <text:list-header>
                      <text:p text:style-name="P5">interpretation of results</text:p>
                    </text:list-header>
                  </text:list>
                  <text:p text:style-name="P5">merging</text:p>
                  <text:list text:continue-numbering="true">
                    <text:list-header>
                      <text:p text:style-name="P5">how I am merging, and why</text:p>
                    </text:list-header>
                  </text:list>
                  <text:p text:style-name="P5">comparison</text:p>
                  <text:list text:continue-numbering="true">
                    <text:list-header>
                      <text:p text:style-name="P5"><text:soft-page-break/>how I am comparing and why</text:p>
                      <text:p text:style-name="P5">results of comparison</text:p>
                      <text:p text:style-name="P5">interpretation of merged results compared to ground truth</text:p>
                      <text:p text:style-name="P5"/>
                    </text:list-header>
                  </text:list>
                </text:list-header>
              </text:list>
            </text:list-item>
          </text:list>
        </text:list-item>
      </text:list>
      <text:p text:style-name="Standard">6) Conclusion</text:p>
      <text:p text:style-name="Standard"><text:tab/>what did I find</text:p>
      <text:p text:style-name="Standard"><text:tab/>what do my findings mean</text:p>
      <text:p text:style-name="Standard"><text:tab/>future research</text:p>
      <text:p text:style-name="Standard">7)References</text:p>
      <text:p text:style-name="Standard"/>
      <text:p text:style-name="P1">8)Appendic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ALTO</text:p>
      <text:p text:style-name="P1"><text:line-break/><text:span text:style-name="T2">Overview</text:span></text:p>
      <text:p text:style-name="P1">ALTO (Application Layer Traffic Optimization Protocol) is a protocol designed by members of the IETF and has been accepted as an Internet standard (RFC 7285). ALTO can be viewed as a interface that can allow for a network to publish information about itself in order to enable client applications to make network aware decisions in cases such as P2P peer selection,....</text:p>
      <text:p text:style-name="P1"/>
      <text:p text:style-name="P1">ALTO is furthermore a service running on a server The aim of the protocol is to efficiently transmit dynamic changing traffic information between an ALTO server and client. The ALTO service is designed, such that ALTO clients can query ALTO servers about different </text:p>
      <text:p text:style-name="P1"/>
      <text:p text:style-name="P1"><text:s text:c="6"/>At a high level, the ALTO Protocol specified in this document is an</text:p>
      <text:p text:style-name="P1"><text:s text:c="3"/>information-publishing interface that allows a network to publish its</text:p>
      <text:p text:style-name="P1"><text:s text:c="3"/>network information such as network locations, costs between them at</text:p>
      <text:p text:style-name="P1"><text:s text:c="3"/>configurable granularities, and endhost properties to network</text:p>
      <text:p text:style-name="P1"><text:s text:c="3"/>applications</text:p>
      <text:p text:style-name="P1"/>
      <text:p text:style-name="P1"/>
      <text:p text:style-name="P1">ALTO service</text:p>
      <text:p text:style-name="P1"/>
      <text:p text:style-name="P1"/>
      <text:p text:style-name="P1"/>
      <text:p text:style-name="P1">network region</text:p>
      <text:p text:style-name="P1">defines network endpoints and the aggregation of them</text:p>
      <text:p text:style-name="P1">generic costs between them</text:p>
      <text:p text:style-name="P1">ALTO service framewor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 style:font-size-asian="10pt" style:font-name-complex="Lohit Hindi1"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electa </meta:initial-creator>
    <meta:creation-date>2014-04-11T13:00:00</meta:creation-date>
    <dc:date>2014-10-17T19:42:39</dc:date>
    <dc:creator>Johannes </dc:creator>
    <meta:editing-duration>P1DT6H32M13S</meta:editing-duration>
    <meta:editing-cycles>99</meta:editing-cycles>
    <meta:generator>LibreOffice/3.5$Linux_X86_64 LibreOffice_project/350m1$Build-2</meta:generator>
    <meta:document-statistic meta:table-count="0" meta:image-count="0" meta:object-count="0" meta:page-count="4" meta:paragraph-count="79" meta:word-count="1065" meta:character-count="6707" meta:non-whitespace-character-count="5614"/>
  </office:meta>
</office:document-meta>
</file>